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PRINT 20/09/2023 - 04/10/2023</text:p>
          </table:table-cell>
          <table:table-cell table:number-columns-repeated="2" table:style-name="ce1"/>
          <table:table-cell table:style-name="ce1">
            <draw:frame draw:z-index="1" draw:id="id0" draw:style-name="a0" draw:name="Gráfico 2" svg:x="0.33854in" svg:y="0.010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s Pendientes</text:p>
          </table:table-cell>
          <table:table-cell office:value-type="string" table:style-name="ce1">
            <text:p>Fecha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0-25T00:00:00" table:style-name="ce2">
            <text:p>25/10/202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0-28T00:00:00" table:style-name="ce2">
            <text:p>28/10/202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3-10-30T00:00:00" table:style-name="ce2">
            <text:p>30/10/202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11-06T00:00:00" table:style-name="ce2">
            <text:p>06/11/202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11-11T00:00:00" table:style-name="ce2">
            <text:p>11/11/202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date" office:date-value="2023-11-13T00:00:00" table:style-name="ce2">
            <text:p>13/11/2023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SPRINT 3<text:s/></text:p>
          </table:table-cell>
          <table:table-cell office:value-type="string" table:style-name="ce1">
            <text:p>22/11/2023 - 05/12/2023</text:p>
          </table:table-cell>
          <table:table-cell/>
          <table:table-cell table:style-name="ce1">
            <draw:frame draw:z-index="2" draw:id="id1" draw:style-name="a1" draw:name="Gráfico 3" svg:x="0.36458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s Pendientes</text:p>
          </table:table-cell>
          <table:table-cell office:value-type="string" table:style-name="ce1">
            <text:p>Fech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11-24T00:00:00" table:style-name="ce2">
            <text:p>24/11/2023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3-11-26T00:00:00" table:style-name="ce2">
            <text:p>26/11/202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3-11-28T00:00:00" table:style-name="ce2">
            <text:p>28/11/202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2-01T00:00:00" table:style-name="ce2">
            <text:p>01/12/202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2-03T00:00:00" table:style-name="ce2">
            <text:p>03/12/202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12-04T00:00:00" table:style-name="ce2">
            <text:p>04/12/202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date" office:date-value="2023-12-05T00:00:00" table:style-name="ce2">
            <text:p>05/12/2023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3" draw:id="id2" draw:style-name="a2" draw:name="Gráfico 5" svg:x="0.39583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 4<text:s/></text:p>
          </table:table-cell>
          <table:table-cell office:value-type="string" table:style-name="ce1">
            <text:p>05/12/2023 - 19/12/2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eas Pendientes</text:p>
          </table:table-cell>
          <table:table-cell office:value-type="string" table:style-name="ce1">
            <text:p>Fecha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2-07T00:00:00" table:style-name="ce2">
            <text:p>07/12/202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2-12T00:00:00" table:style-name="ce2">
            <text:p>12/12/202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3-12-14T00:00:00" table:style-name="ce2">
            <text:p>14/12/202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12-16T00:00:00" table:style-name="ce2">
            <text:p>16/12/202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12-18T00:00:00" table:style-name="ce2">
            <text:p>18/12/202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date" office:date-value="2023-12-19T00:00:00" table:style-name="ce2">
            <text:p>19/12/2023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SPRINT 5</text:p>
          </table:table-cell>
          <table:table-cell office:value-type="string" table:style-name="ce1">
            <text:p>19/12/2023 - 16/01/2024</text:p>
          </table:table-cell>
          <table:table-cell/>
          <table:table-cell table:style-name="ce1">
            <draw:frame draw:z-index="4" draw:id="id3" draw:style-name="a3" draw:name="Gráfico 6" svg:x="0.375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s Pendientes</text:p>
          </table:table-cell>
          <table:table-cell office:value-type="string" table:style-name="ce1">
            <text:p>Fech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3-12-23T00:00:00" table:style-name="ce2">
            <text:p>23/12/202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12-30T00:00:00" table:style-name="ce2">
            <text:p>30/12/202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1-10T00:00:00" table:style-name="ce2">
            <text:p>10/01/202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date" office:date-value="2024-01-14T00:00:00" table:style-name="ce2">
            <text:p>14/01/2024</text:p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1048519" table:style-name="ro1">
          <table:table-cell table:number-columns-repeated="16384"/>
        </table:table-row>
      </table:table>
      <table:table table:name="Hoja2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SPRINT 3<text:s/></text:p>
          </table:table-cell>
          <table:table-cell office:value-type="string" table:style-name="ce1">
            <text:p>22/11/2023 - 05/12/2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eas Pendientes</text:p>
          </table:table-cell>
          <table:table-cell office:value-type="string" table:style-name="ce1">
            <text:p>Fecha</text:p>
          </table:table-cell>
          <table:table-cell table:style-name="ce1">
            <draw:frame draw:z-index="1" draw:id="id4" draw:style-name="a4" draw:name="Gráfico 1" svg:x="0.38542in" svg:y="0.1979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11-24T00:00:00" table:style-name="ce2">
            <text:p>24/11/2023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3-11-26T00:00:00" table:style-name="ce2">
            <text:p>26/11/202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3-11-28T00:00:00" table:style-name="ce2">
            <text:p>28/11/202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2-01T00:00:00" table:style-name="ce2">
            <text:p>01/12/202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2-03T00:00:00" table:style-name="ce2">
            <text:p>03/12/202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12-04T00:00:00" table:style-name="ce2">
            <text:p>04/12/202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date" office:date-value="2023-12-05T00:00:00" table:style-name="ce2">
            <text:p>05/12/2023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Hoja3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SPRINT 3<text:s/></text:p>
          </table:table-cell>
          <table:table-cell office:value-type="string" table:style-name="ce1">
            <text:p>22/11/2023 - 05/12/2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eas Pendientes</text:p>
          </table:table-cell>
          <table:table-cell office:value-type="string" table:style-name="ce1">
            <text:p>Fech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11-24T00:00:00" table:style-name="ce2">
            <text:p>24/11/2023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3-11-26T00:00:00" table:style-name="ce2">
            <text:p>26/11/202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3-11-28T00:00:00" table:style-name="ce2">
            <text:p>28/11/202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2-01T00:00:00" table:style-name="ce2">
            <text:p>01/12/202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2-03T00:00:00" table:style-name="ce2">
            <text:p>03/12/202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12-04T00:00:00" table:style-name="ce2">
            <text:p>04/12/202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date" office:date-value="2023-12-05T00:00:00" table:style-name="ce2">
            <text:p>05/12/2023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CARLOS RINCÓN GONZÁLEZ</meta:initial-creator>
    <dc:creator>CARLOS RINCÓN GONZÁLEZ</dc:creator>
    <meta:creation-date>2024-02-23T12:58:20Z</meta:creation-date>
    <dc:date>2024-02-23T14:01:3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472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Sprint 2<text:line-break/>(04/10/2023 - 22/11/2023)</text:p>
        </chart:title>
        <chart:plot-area chart:style-name="Plt0">
          <chart:axis chart:dimension="x" chart:name="primary-x" chart:style-name="Axs0">
            <chart:categories table:cell-range-address="Hoja1.$B$3:.$B$8"/>
          </chart:axis>
          <chart:axis chart:dimension="y" chart:name="primary-y" chart:style-name="Axs1"/>
          <chart:series chart:label-cell-address="Hoja1.$A$3" chart:values-cell-range-address="Hoja1.$A$3:.$A$8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472in" svg:stroke-color="#0f9e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472in" svg:stroke-color="#a02b93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4ea72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9713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472in" svg:stroke-color="#196b2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5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3472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Sprint 3<text:line-break/>(22/11/2023 - 05/12/2023)</text:p>
        </chart:title>
        <chart:plot-area chart:style-name="Plt0">
          <chart:axis chart:dimension="x" chart:name="primary-x" chart:style-name="Axs0">
            <chart:categories table:cell-range-address="Hoja2.$B$3:.$B$9"/>
          </chart:axis>
          <chart:axis chart:dimension="y" chart:name="primary-y" chart:style-name="Axs1"/>
          <chart:series chart:label-cell-address="Hoja2.$A$3" chart:values-cell-range-address="Hoja2.$A$3:.$A$9" chart:class="chart:line" chart:attached-axis="primary-y" chart:style-name="G0S0">
            <chart:data-label chart:style-name="DL00"/>
            <chart:data-point chart:repeated="7"/>
          </chart:series>
          <chart:series chart:label-cell-address="Hoja2.$A$3" chart:values-cell-range-address="Hoja2.$A$3:.$A$9" chart:class="chart:line" chart:attached-axis="primary-y" chart:style-name="G0S1">
            <chart:data-label chart:style-name="DL01"/>
            <chart:data-point chart:repeated="7"/>
          </chart:series>
          <chart:series chart:label-cell-address="Hoja2.$A$3" chart:values-cell-range-address="Hoja2.$A$3:.$A$9" chart:class="chart:line" chart:attached-axis="primary-y" chart:style-name="G0S2">
            <chart:data-label chart:style-name="DL02"/>
            <chart:data-point chart:repeated="7"/>
          </chart:series>
          <chart:series chart:label-cell-address="Hoja2.$A$3" chart:values-cell-range-address="Hoja2.$A$3:.$A$9" chart:class="chart:line" chart:attached-axis="primary-y" chart:style-name="G0S3">
            <chart:data-label chart:style-name="DL03"/>
            <chart:data-point chart:repeated="7"/>
          </chart:series>
          <chart:series chart:label-cell-address="Hoja2.$A$3" chart:values-cell-range-address="Hoja2.$A$3:.$A$9" chart:class="chart:line" chart:attached-axis="primary-y" chart:style-name="G0S4">
            <chart:data-label chart:style-name="DL04"/>
            <chart:data-point chart:repeated="7"/>
          </chart:series>
          <chart:series chart:label-cell-address="Hoja2.$A$3" chart:values-cell-range-address="Hoja2.$A$3:.$A$9" chart:class="chart:line" chart:attached-axis="primary-y" chart:style-name="G0S5">
            <chart:data-label chart:style-name="DL05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472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Sprint 4<text:line-break/>(05/12/2023 - 19/12/2023)</text:p>
        </chart:title>
        <chart:plot-area chart:style-name="Plt0">
          <chart:axis chart:dimension="x" chart:name="primary-x" chart:style-name="Axs0">
            <chart:categories table:cell-range-address="Hoja1.$B$36:.$B$41"/>
          </chart:axis>
          <chart:axis chart:dimension="y" chart:name="primary-y" chart:style-name="Axs1"/>
          <chart:series chart:label-cell-address="Hoja1.$A$36" chart:values-cell-range-address="Hoja1.$A$36:.$A$41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472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Sprint 5<text:line-break/>(19/12/2023 - 16/01/2024<text:s text:c="1"/>)</text:p>
        </chart:title>
        <chart:plot-area chart:style-name="Plt0">
          <chart:axis chart:dimension="x" chart:name="primary-x" chart:style-name="Axs0">
            <chart:categories table:cell-range-address="Hoja1.$B$52:.$B$55"/>
          </chart:axis>
          <chart:axis chart:dimension="y" chart:name="primary-y" chart:style-name="Axs1"/>
          <chart:series chart:label-cell-address="Hoja1.$A$52" chart:values-cell-range-address="Hoja1.$A$52:.$A$55" chart:class="chart:line" chart:attached-axis="primary-y" chart:style-name="G0S0"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472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Sprint 3<text:line-break/>(22/11/2023 - 05/12/2023)</text:p>
        </chart:title>
        <chart:plot-area chart:style-name="Plt0">
          <chart:axis chart:dimension="x" chart:name="primary-x" chart:style-name="Axs0">
            <chart:categories table:cell-range-address="Hoja2.$B$3:.$B$9"/>
          </chart:axis>
          <chart:axis chart:dimension="y" chart:name="primary-y" chart:style-name="Axs1"/>
          <chart:series chart:label-cell-address="Hoja2.$A$3" chart:values-cell-range-address="Hoja2.$A$3:.$A$9" chart:class="chart:line" chart:attached-axis="primary-y" chart:style-name="G0S0">
            <chart:data-label chart:style-name="DL00"/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